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307.59pt"/>
    </style:style>
    <style:style style:name="co4" style:family="table-column">
      <style:table-column-properties fo:break-before="auto" style:column-width="386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25.91pt" fo:break-before="auto" style:use-optimal-row-height="fals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cfc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3" style:family="table-cell" style:parent-style-name="Default">
      <style:table-cell-properties fo:background-color="#72cfcd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ext-properties fo:color="#b47804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fo:color="#b47804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47804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use-window-font-color="true"/>
    </style:style>
    <style:style style:name="T6" style:family="text">
      <style:text-properties fo:color="#b47804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/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mtBody Termin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mtBod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 | Inequality | Membership | ExprStm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minat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,'</text:span> | <text:span text:style-name="T1">'\n'</text:span>) <text:span text:style-name="T1">'\n'</text:span>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<text:span text:style-name="T1">'='</text:span> Expr)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otEqualStmt | LessStmt | GreaterStm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tEqual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<text:span text:style-name="T1">'≠'</text:span> Exp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s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'&lt;'</text:span> | <text:span text:style-name="T1">'≤'</text:span>) Expr)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ate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 ((<text:span text:style-name="T1">‘&gt;’</text:span> | <text:span text:style-name="T1">‘≥’</text:span>) Expr)+</text:p>
          </table:table-cell>
          <table:table-cell office:value-type="string" calcext:value-type="string">
            <text:p>More awkward than LessStm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mbership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1">‘∈’</text:span> SetTermin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Stm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onjun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Disjunction (</text:span><text:span text:style-name="T3">'\n'</text:span><text:span text:style-name="T2">? </text:span><text:span text:style-name="T3">‘∧’</text:span><text:span text:style-name="T2"> </text:span><text:span text:style-name="T3">'\n'</text:span><text:span text:style-name="T2">? </text:span>Disjunction)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jun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Addition (</text:span><text:span text:style-name="T3">'\n'</text:span><text:span text:style-name="T2">? </text:span><text:span text:style-name="T3">‘∨’</text:span><text:span text:style-name="T2"> </text:span><text:span text:style-name="T3">'\n'</text:span><text:span text:style-name="T2">? </text:span>Addition)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di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ExplicitMult (</text:span><text:span text:style-name="T3">'\n'</text:span><text:span text:style-name="T2">? (</text:span><text:span text:style-name="T3">'+'</text:span><text:span text:style-name="T2"> | </text:span><text:span text:style-name="T3">'-' </text:span><text:span text:style-name="T4">|</text:span><text:span text:style-name="T3"> '∩' </text:span><text:span text:style-name="T4">|</text:span><text:span text:style-name="T3"> '∪' </text:span><text:span text:style-name="T4">|</text:span><text:span text:style-name="T3"> ‘±’</text:span><text:span text:style-name="T4"> | </text:span><text:span text:style-name="T3">‘∓’</text:span><text:span text:style-name="T2">) </text:span><text:span text:style-name="T3">'\n'</text:span><text:span text:style-name="T2">? ExplicitMult</text:span>)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ImplicitMult (</text:span><text:span text:style-name="T3">'\n'</text:span><text:span text:style-name="T2">? (</text:span><text:span text:style-name="T3">'*'</text:span><text:span text:style-name="T2"> |</text:span><text:span text:style-name="T3"> '/' </text:span><text:span text:style-name="T4">|</text:span><text:span text:style-name="T3"> '\' </text:span><text:span text:style-name="T4">|</text:span><text:span text:style-name="T3"> '/' </text:span><text:span text:style-name="T4">|</text:span><text:span text:style-name="T3"> '⋅' </text:span><text:span text:style-name="T4">|</text:span><text:span text:style-name="T3"> '÷' </text:span><text:span text:style-name="T4">|</text:span><text:span text:style-name="T3"> '%' </text:span><text:span text:style-name="T4">|</text:span><text:span text:style-name="T3"> '×'</text:span>) <text:span text:style-name="T1">'\n'</text:span>? ImplicitMult)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Mul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eftUnary ImplicitMultArg*</text:p>
          </table:table-cell>
          <table:table-cell office:value-type="string" calcext:value-type="string">
            <text:p>Need to peek for a closer, try to parse an implicit multiplied expression if not fou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f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5">(</text:span><text:span text:style-name="T1">'-'</text:span><text:span text:style-name="T5"> | </text:span><text:span text:style-name="T1">‘¬’</text:span><text:span text:style-name="T5">)</text:span>? RightUna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ghtUnary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xponent (<text:span text:style-name="T1">‘!’</text:span>* | <text:span text:style-name="T1">‘’’</text:span>*)</text:p>
          </table:table-cell>
          <table:table-cell office:value-type="string" calcext:value-type="string">
            <text:p>Multifactorial or derivativ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onen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Primitive (<text:span text:style-name="T1">‘^’</text:span> ImplicitMult)?</text:p>
          </table:table-cell>
          <table:table-cell office:value-type="string" calcext:value-type="string">
            <text:p>Right recurs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/>Number | IdStart | Set | Range | EscapeConstru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Abs | Norm | Ceil | Floor | Parens | Brackets | Angles | DoubleAngl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b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|’</text:span> Expr <text:span text:style-name="T1">‘|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‖’</text:span> Expr <text:span text:style-name="T1">‘‖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i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⌈'</text:span> Expr <text:span text:style-name="T1">'⌉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⌊'</text:span> Expr <text:span text:style-name="T1">'⌋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en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('</text:span> NestedExpr <text:span text:style-name="T1">')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acket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['</text:span><text:span text:style-name="T2"> NestedExpr </text:span><text:span text:style-name="T3">']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⟨'</text:span><text:span text:style-name="T2"> NestedExpr </text:span><text:span text:style-name="T3">'⟩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ubleAngles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⟪'</text:span><text:span text:style-name="T2"> NestedExpr </text:span><text:span text:style-name="T3">'⟫'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stedExp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Equality(Nested) | Inequality(Nested) | Expr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EscapeConstruct</text:p>
          </table:table-cell>
          <table:table-cell table:style-name="ce11" office:value-type="string" calcext:value-type="string">
            <text:p>⇒</text:p>
          </table:table-cell>
          <table:table-cell table:style-name="ce13" office:value-type="string" calcext:value-type="string">
            <text:p>Accent | BigSymbol | Binomial | Cases | Fraction | Matrix | Root | Script | UnderscriptedWor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Accen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3">'⁜’ </text:span><text:span text:style-name="T4">(</text:span><text:span text:style-name="T3">‘→’</text:span><text:span text:style-name="T4"> | </text:span><text:span text:style-name="T3">‘ā’</text:span><text:span text:style-name="T4"> | </text:span><text:span text:style-name="T3">‘ă’</text:span><text:span text:style-name="T4"> | </text:span><text:span text:style-name="T3">‘ȧ’</text:span><text:span text:style-name="T4"> |</text:span><text:span text:style-name="T3"> ‘ä’</text:span><text:span text:style-name="T4"> |</text:span><text:span text:style-name="T3"> ‘⋯’</text:span><text:span text:style-name="T4"> | </text:span><text:span text:style-name="T3">‘â’</text:span><text:span text:style-name="T4"> | </text:span><text:span text:style-name="T3">‘ã’</text:span><text:span text:style-name="T4">) </text:span><text:span text:style-name="T3">‘⏴’</text:span><text:span text:style-name="T4"> Expr </text:span><text:span text:style-name="T3">‘⏵’</text:span>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BigSymbo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Integral | Sum | Prod</text:p>
          </table:table-cell>
          <table:table-cell table:style-name="ce16" table:number-columns-repeated="1021"/>
        </table:table-row>
        <table:table-row table:style-name="ro4">
          <table:table-cell table:style-name="ce8" office:value-type="string" calcext:value-type="string">
            <text:p>Integral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∫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</text:p>
          </table:table-cell>
          <table:table-cell table:style-name="ce16" office:value-type="string" calcext:value-type="string">
            <text:p>Expect a “dx” type closer?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Sum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∑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</text:p>
          </table:table-cell>
          <table:table-cell table:style-name="ce16" office:value-type="string" calcext:value-type="string">
            <text:p>Closes with parent- statement or grouping</text:p>
          </table:table-cell>
          <table:table-cell table:style-name="ce16" table:number-columns-repeated="1020"/>
        </table:table-row>
        <table:table-row table:style-name="ro4">
          <table:table-cell table:style-name="ce8" office:value-type="string" calcext:value-type="string">
            <text:p>Product</text:p>
          </table:table-cell>
          <table:table-cell office:value-type="string" calcext:value-type="string">
            <text:p>⇒</text:p>
          </table:table-cell>
          <table:table-cell table:style-name="ce13" office:value-type="string" calcext:value-type="string">
            <text:p><text:span text:style-name="T6">'⁜∏’</text:span><text:span text:style-name="T2"> (</text:span><text:span text:style-name="T3">‘⏴’</text:span><text:span text:style-name="T2"> Expr </text:span><text:span text:style-name="T3">‘⏵’</text:span><text:span text:style-name="T2"> (</text:span><text:span text:style-name="T3">‘⏴’</text:span><text:span text:style-name="T2"> Expr </text:span><text:span text:style-name="T3">‘⏵’</text:span>)?)?</text:p>
          </table:table-cell>
          <table:table-cell table:style-name="ce16" table:number-columns-repeated="1021"/>
        </table:table-row>
        <table:table-row table:style-name="ro2">
          <table:table-cell office:value-type="string" calcext:value-type="string">
            <text:p>Binomi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b⏴’</text:span> Expr <text:span text:style-name="T1">‘⏵⏴’</text:span> Expr <text:span text:style-name="T1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ses</text:p>
          </table:table-cell>
          <table:table-cell office:value-type="string" calcext:value-type="string">
            <text:p>⇒</text:p>
          </table:table-cell>
          <table:table-cell table:style-name="ce14" office:value-type="string" calcext:value-type="string">
            <text:p><text:span text:style-name="T6">'⁜c’ </text:span><text:span text:style-name="T4">(</text:span><text:span text:style-name="T3">‘⏴’ </text:span><text:span text:style-name="T4">Expr</text:span><text:span text:style-name="T2"> ‘⏵⏴’</text:span><text:span text:style-name="T4"> StmtBody</text:span> ‘⏵’<text:span text:style-name="T5">)+</text:span></text:p>
          </table:table-cell>
          <table:table-cell office:value-type="string" calcext:value-type="string">
            <text:p>This isn’t a great construct since there isn’t an “else” case; coverage is up to the us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action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⁜f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⊞⏴’</text:span> ℕ(rows) <text:span text:style-name="T1">‘⏵⏴’</text:span> ℕ(cols) <text:span text:style-name="T1">‘⏵’ </text:span>(<text:span text:style-name="T1">‘⏴’</text:span> Expr <text:span text:style-name="T1">‘⏵’</text:span>)+rows*co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⁜√⏴’</text:span><text:span text:style-name="T2"> Expr </text:span><text:span text:style-name="T3">‘⏵’ </text:span><text:span text:style-name="T4">(</text:span><text:span text:style-name="T3">‘⏴’</text:span><text:span text:style-name="T4"> Expr </text:span><text:span text:style-name="T3">‘⏵’</text:span><text:span text:style-name="T5">)?</text:span></text:p>
          </table:table-cell>
          <table:table-cell office:value-type="string" calcext:value-type="string">
            <text:p>Optional arg is script p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ubscript | Superscript | Dualscrip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⁜_⏴’</text:span> Expr <text:span text:style-name="T1">‘⏵⏴’</text:span> Expr <text:span text:style-name="T1">‘⏵’</text:span></text:p>
          </table:table-cell>
          <table:table-cell office:value-type="string" calcext:value-type="string">
            <text:p>Parse result is context sensitive (exponent, set dimensions/signs, * modifier, operators ‘+’/’-’/’⊤’/’†’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per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⁜^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Parse result is context sensitive (index, * modifier, derivative, id modifier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alscrip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3">'⁜Δ⏴’</text:span><text:span text:style-name="T2"> Expr </text:span><text:span text:style-name="T3">‘⏵⏴’</text:span><text:span text:style-name="T2"> Expr </text:span><text:span text:style-name="T3">‘⏵⏴’</text:span><text:span text:style-name="T2"> Expr </text:span><text:span text:style-name="T3">‘⏵’</text:span></text:p>
          </table:table-cell>
          <table:table-cell office:value-type="string" calcext:value-type="string">
            <text:p>Combined parse problems of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im | Optim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lim⏵⏴’ </text:span><text:span text:style-name="T4">Expr </text:span><text:span text:style-name="T3">‘→’</text:span><text:span text:style-name="T4"> Expr</text:span><text:span text:style-name="T3"> ‘⏵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timal</text:p>
          </table:table-cell>
          <table:table-cell office:value-type="string" calcext:value-type="string">
            <text:p>⇒</text:p>
          </table:table-cell>
          <table:table-cell table:style-name="ce15" office:value-type="string" calcext:value-type="string">
            <text:p><text:span text:style-name="T6">'⁜w⏴’ </text:span><text:span text:style-name="T2">(</text:span><text:span text:style-name="T3">‘max’</text:span><text:span text:style-name="T2"> | </text:span><text:span text:style-name="T3">‘min’</text:span><text:span text:style-name="T2"> | </text:span><text:span text:style-name="T3">‘sup’</text:span><text:span text:style-name="T2"> | </text:span><text:span text:style-name="T3">‘inf’</text:span><text:span text:style-name="T2">) </text:span><text:span text:style-name="T3">‘⏵⏴’</text:span><text:span text:style-name="T2"> Expr </text:span><text:span text:style-name="T3">‘⏵’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etTerminal | SetFini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Finit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1">'{'</text:span> (Expr (<text:span text:style-name="T1">','</text:span> Expr)*)? <text:span text:style-name="T1">'}'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e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(<text:span text:style-name="T1">'('</text:span> | <text:span text:style-name="T1">'['</text:span>) Expr <text:span text:style-name="T1">','</text:span> Expr (<text:span text:style-name="T1">')'</text:span> | <text:span text:style-name="T1">']'</text:span>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Start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| C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Identifier <text:span text:style-name="T1">‘(‘</text:span> (Expr (<text:span text:style-name="T1">‘,’</text:span> Expr)*)? <text:span text:style-name="T1">‘)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licitMultArg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2">Grouping | </text:span>Identifi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Terminal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<text:span text:style-name="T6">'∅’</text:span><text:span text:style-name="T2"> | </text:span><text:span text:style-name="T3">‘ℝ’</text:span><text:span text:style-name="T2"> | </text:span><text:span text:style-name="T3">‘ℝ⁺’</text:span><text:span text:style-name="T2"> | </text:span><text:span text:style-name="T3">‘ℤ’</text:span><text:span text:style-name="T2"> | </text:span><text:span text:style-name="T3">‘ℤ⁺’</text:span><text:span text:style-name="T4"> |</text:span><text:span text:style-name="T3"> ‘ℤ⁻’ </text:span><text:span text:style-name="T2">| </text:span><text:span text:style-name="T3">‘𝔹’</text:span><text:span text:style-name="T2"> | </text:span><text:span text:style-name="T3">‘ℂ’</text:span><text:span text:style-name="T2"> | </text:span><text:span text:style-name="T3">‘ℚ’</text:span><text:span text:style-name="T4"> | </text:span><text:span text:style-name="T3">‘ℚ⁺’</text:span><text:span text:style-name="T4"> | </text:span><text:span text:style-name="T3">‘ℕ’</text:span><text:span text:style-name="T4"> |</text:span><text:span text:style-name="T3"> ‘ℍ’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umberLiteral | <text:span text:style-name="T1">‘∞’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17:39:27.4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8:46:15.834000000</meta:creation-date>
    <dc:date>2020-03-01T19:40:33.638000000</dc:date>
    <meta:editing-duration>PT3H32M7S</meta:editing-duration>
    <meta:editing-cycles>63</meta:editing-cycles>
    <meta:generator>LibreOffice/6.1.5.2$Windows_X86_64 LibreOffice_project/90f8dcf33c87b3705e78202e3df5142b201bd805</meta:generator>
    <meta:document-statistic meta:table-count="1" meta:cell-count="182" meta:object-count="0"/>
  </office:meta>
</office:document-meta>
</file>